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760000003445D55BF63CA0091D.png" manifest:media-type="image/png"/>
  <manifest:file-entry manifest:full-path="Pictures/10000201000001B900000086196F864189EA0828.png" manifest:media-type="image/png"/>
  <manifest:file-entry manifest:full-path="Pictures/100002010000067600000034E25E17DB3CDB841D.png" manifest:media-type="image/png"/>
  <manifest:file-entry manifest:full-path="Pictures/10000201000001B900000086F520F618E248DE75.png" manifest:media-type="image/png"/>
  <manifest:file-entry manifest:full-path="Pictures/100002010000067600000034713FF1BCBFD4AA81.png" manifest:media-type="image/png"/>
  <manifest:file-entry manifest:full-path="Pictures/100002010000067600000034BA0BF1125232C222.png" manifest:media-type="image/png"/>
  <manifest:file-entry manifest:full-path="Pictures/10000201000001B900000086EC24F8DE1FA8BF0B.png" manifest:media-type="image/png"/>
  <manifest:file-entry manifest:full-path="Pictures/10000201000006760000003434DB0A22C7144627.png" manifest:media-type="image/png"/>
  <manifest:file-entry manifest:full-path="Pictures/10000201000003230000024FF6EC4429502DDF76.png" manifest:media-type="image/png"/>
  <manifest:file-entry manifest:full-path="Pictures/10000201000001B9000000863A2F074B7341EA52.png" manifest:media-type="image/png"/>
  <manifest:file-entry manifest:full-path="Pictures/10000201000009B0000003763EA899C2FFA385F3.png" manifest:media-type="image/png"/>
  <manifest:file-entry manifest:full-path="Pictures/10000201000009B0000003768231CDD10ED40801.png" manifest:media-type="image/png"/>
  <manifest:file-entry manifest:full-path="Pictures/1000020100000589000000EC836E77784146079B.png" manifest:media-type="image/png"/>
  <manifest:file-entry manifest:full-path="Pictures/10000201000001B9000000862818769D2CC3CAEE.png" manifest:media-type="image/png"/>
  <manifest:file-entry manifest:full-path="Pictures/100002010000067600000034C6F4ABBC5A3EA015.png" manifest:media-type="image/png"/>
  <manifest:file-entry manifest:full-path="Pictures/1000020100000DB4000001BB99D8C35FAB7C9008.png" manifest:media-type="image/png"/>
  <manifest:file-entry manifest:full-path="Pictures/10000201000001B9000000862E62A9DC48A70579.png" manifest:media-type="image/png"/>
  <manifest:file-entry manifest:full-path="Pictures/10000201000003230000024FC27C7099EE77A787.png" manifest:media-type="image/png"/>
  <manifest:file-entry manifest:full-path="Pictures/10000201000001B9000000862EF92640A33174CF.png" manifest:media-type="image/png"/>
  <manifest:file-entry manifest:full-path="Pictures/10000201000001B900000086B063F418DB733A45.png" manifest:media-type="image/png"/>
  <manifest:file-entry manifest:full-path="Pictures/10000201000001B9000000860161505C279F06CE.png" manifest:media-type="image/png"/>
  <manifest:file-entry manifest:full-path="Pictures/1000020100000DB4000001BBE8297F72BFDB5E94.png" manifest:media-type="image/png"/>
  <manifest:file-entry manifest:full-path="Pictures/1000020100000676000000340169744666EA88AF.png" manifest:media-type="image/png"/>
  <manifest:file-entry manifest:full-path="Pictures/10000201000009B000000376CB844640D7C35D71.png" manifest:media-type="image/png"/>
  <manifest:file-entry manifest:full-path="Pictures/10000201000001B90000008682040EDA119CD0C6.png" manifest:media-type="image/png"/>
  <manifest:file-entry manifest:full-path="Pictures/10000201000009B100000376E7305CE20EF668A4.png" manifest:media-type="image/png"/>
  <manifest:file-entry manifest:full-path="Pictures/1000020100000676000000346D0DCFD439790497.png" manifest:media-type="image/png"/>
  <manifest:file-entry manifest:full-path="Pictures/1000020100000DB4000001BBFB362ADD8CF1D4F0.png" manifest:media-type="image/png"/>
  <manifest:file-entry manifest:full-path="Pictures/100002010000067600000034A820B95085D28A08.png" manifest:media-type="image/png"/>
  <manifest:file-entry manifest:full-path="Pictures/10000201000001B9000000865A0EDE830B6A699C.png" manifest:media-type="image/png"/>
  <manifest:file-entry manifest:full-path="Pictures/1000020100000DB40000004D1C11E1C362830BE3.png" manifest:media-type="image/png"/>
  <manifest:file-entry manifest:full-path="Pictures/10000201000006760000003431EBBB40F2156AA4.png" manifest:media-type="image/png"/>
  <manifest:file-entry manifest:full-path="Pictures/10000201000009B000000376C3E35CA868546627.png" manifest:media-type="image/png"/>
  <manifest:file-entry manifest:full-path="Pictures/10000201000003240000024F0C5F40B2860DA8EF.png" manifest:media-type="image/png"/>
  <manifest:file-entry manifest:full-path="Pictures/10000201000001B9000000861DFEA53F364AF2C9.png" manifest:media-type="image/png"/>
  <manifest:file-entry manifest:full-path="Pictures/10000201000001B90000008675DEBA02F120E13C.png" manifest:media-type="image/png"/>
  <manifest:file-entry manifest:full-path="Pictures/10000201000001B900000086BAFDC65694CDFA71.png" manifest:media-type="image/png"/>
  <manifest:file-entry manifest:full-path="Pictures/1000020100000589000000ECEF65E3FAA0195EE3.png" manifest:media-type="image/png"/>
  <manifest:file-entry manifest:full-path="Pictures/10000201000001B900000086101D034C68DFEDC3.png" manifest:media-type="image/png"/>
  <manifest:file-entry manifest:full-path="Pictures/100002010000067600000034ECFC6B0D9DFBEBDD.png" manifest:media-type="image/png"/>
  <manifest:file-entry manifest:full-path="Pictures/1000020100000676000000341F3C9A554143CC32.png" manifest:media-type="image/png"/>
  <manifest:file-entry manifest:full-path="Pictures/10000201000001B900000086380BB4549DA08ABD.png" manifest:media-type="image/png"/>
  <manifest:file-entry manifest:full-path="Pictures/1000020100000589000000EC14A58291587D8CA1.png" manifest:media-type="image/png"/>
  <manifest:file-entry manifest:full-path="Pictures/100002010000067600000034CCFDB30115FD73F1.png" manifest:media-type="image/png"/>
  <manifest:file-entry manifest:full-path="Pictures/100002010000067600000034C70AFCBD7C051A87.png" manifest:media-type="image/png"/>
  <manifest:file-entry manifest:full-path="Pictures/10000201000001B9000000863AA0D4F662AD9725.png" manifest:media-type="image/png"/>
  <manifest:file-entry manifest:full-path="Pictures/100002010000067600000034ACE4F507970D415A.png" manifest:media-type="image/png"/>
  <manifest:file-entry manifest:full-path="Pictures/100002010000067600000034AECCB06D52F635CB.png" manifest:media-type="image/png"/>
  <manifest:file-entry manifest:full-path="Pictures/10000201000003230000024F883F44CFFA58F733.png" manifest:media-type="image/png"/>
  <manifest:file-entry manifest:full-path="Pictures/100002010000019E000000531C25EAA7C7FEB094.png" manifest:media-type="image/png"/>
  <manifest:file-entry manifest:full-path="Pictures/1000020100000589000000ECB5B99A5AB309EF3E.png" manifest:media-type="image/png"/>
  <manifest:file-entry manifest:full-path="Pictures/10000201000006760000003460D12AE361535504.png" manifest:media-type="image/png"/>
  <manifest:file-entry manifest:full-path="Pictures/10000201000003230000024FF7F204B875D81DDB.png" manifest:media-type="image/png"/>
  <manifest:file-entry manifest:full-path="Pictures/10000201000001B900000086C279A08B281A68D5.png" manifest:media-type="image/png"/>
  <manifest:file-entry manifest:full-path="Pictures/1000020100000DB4000001BB139D1380F7F72DA6.png" manifest:media-type="image/png"/>
  <manifest:file-entry manifest:full-path="Pictures/1000020100000DB4000001BB002E819CF548B469.png" manifest:media-type="image/png"/>
  <manifest:file-entry manifest:full-path="Pictures/1000020100000589000000ECC816F4F2DBFED240.png" manifest:media-type="image/png"/>
  <manifest:file-entry manifest:full-path="Pictures/100002010000012C0000003725333CF04D4A0F1C.png" manifest:media-type="image/png"/>
  <manifest:file-entry manifest:full-path="Pictures/100002010000067600000034A0A92B5CF6407753.png" manifest:media-type="image/png"/>
  <manifest:file-entry manifest:full-path="Pictures/10000201000001B900000086CDE5C15C81112EB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text-properties officeooo:rsid="007aa1b3" officeooo:paragraph-rsid="007aa1b3"/>
    </style:style>
    <style:style style:name="P10" style:family="paragraph" style:parent-style-name="Text_20_body">
      <style:text-properties officeooo:rsid="00803f60" officeooo:paragraph-rsid="00803f60"/>
    </style:style>
    <style:style style:name="P11" style:family="paragraph" style:parent-style-name="Text_20_body">
      <style:text-properties officeooo:rsid="00840341" officeooo:paragraph-rsid="00840341"/>
    </style:style>
    <style:style style:name="P12" style:family="paragraph" style:parent-style-name="Heading_20_1" style:master-page-name="Catalyst-EU_20_-_20_Alternative_20_cover_20_page">
      <style:paragraph-properties style:page-number="auto"/>
      <style:text-properties officeooo:paragraph-rsid="007aa1b3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T20" style:family="text">
      <style:text-properties officeooo:rsid="007c84fd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0">{{client}}</text:span> </text:p>
      <text:p text:style-name="P11">{{address_1}}</text:p>
      <text:p text:style-name="P9"/>
      <text:p text:style-name="P10">{{text}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6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1cm" fo:margin-right="0cm" fo:margin-top="0.4cm" fo:margin-bottom="0.101cm" loext:contextual-spacing="false" style:line-spacing="0.071cm" fo:text-indent="-1cm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4cm" fo:margin-bottom="0cm" loext:contextual-spacing="false" style:line-spacing="0.106cm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15cm" fo:margin-bottom="0cm" loext:contextual-spacing="false" style:line-spacing="0.106cm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2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1cm" fo:margin-right="0cm" fo:margin-top="0.4cm" fo:margin-bottom="0cm" loext:contextual-spacing="false" style:line-spacing="0.106cm" fo:text-indent="-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199cm" fo:margin-bottom="0.199cm" loext:contextual-spacing="false" style:line-spacing="0.106cm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cm" fo:margin-bottom="0.199cm" loext:contextual-spacing="false" style:line-spacing="0.106cm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cm" fo:margin-right="0cm" style:line-spacing="0.071cm" fo:text-indent="0cm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cm" fo:margin-bottom="0cm" loext:contextual-spacing="false" style:line-spacing="0.141cm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1cm" fo:margin-right="0cm" fo:margin-top="0.4cm" fo:margin-bottom="0cm" loext:contextual-spacing="false" style:line-spacing="0.106cm" fo:orphans="2" fo:widows="2" fo:text-indent="0cm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cm" fo:margin-bottom="0.101cm" loext:contextual-spacing="false" style:line-spacing="0.106cm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49cm" fo:margin-bottom="0.049cm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2cm" fo:margin-right="0cm" fo:margin-top="0.4cm" fo:margin-bottom="0cm" loext:contextual-spacing="false" style:line-spacing="0.109cm" fo:orphans="2" fo:widows="2" fo:text-indent="0cm" style:auto-text-indent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Text_20_body">
      <style:paragraph-properties fo:text-align="end" style:justify-single-word="false"/>
    </style:style>
    <style:style style:name="MP6" style:family="paragraph" style:parent-style-name="Catalyst_20_-_20_Footer">
      <style:text-properties officeooo:paragraph-rsid="0069ec38"/>
    </style:style>
    <style:style style:name="MP7" style:family="paragraph" style:parent-style-name="Catalyst_20_-_20_Footer">
      <style:text-properties officeooo:paragraph-rsid="006bdb17"/>
    </style:style>
    <style:style style:name="MP8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1cm" fo:margin-left="4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solid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4.001cm" fo:margin-bottom="1cm" fo:margin-left="2cm" fo:margin-right="6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3">
      <style:page-layout-properties fo:page-width="29.7cm" fo:page-height="21.001cm" style:num-format="1" style:print-orientation="landscape" fo:margin-top="4.001cm" fo:margin-bottom="1cm" fo:margin-left="2cm" fo:margin-right="6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4.001cm" fo:margin-bottom="1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18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01cm" fo:margin-left="0cm" fo:margin-right="0cm" fo:margin-top="1.101cm" style:dynamic-spacing="false"/>
      </style:footer-style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101cm" fo:margin-left="0cm" fo:margin-right="0cm" fo:margin-top="1.401cm" style:dynamic-spacing="false"/>
      </style:footer-style>
    </style:page-layout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21.001cm" svg:height="7.5cm" draw:z-index="0"><draw:image xlink:href="Pictures/10000201000009B000000376CB844640D7C35D71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cm" svg:width="5.6cm" svg:height="1.7cm" draw:z-index="0"><draw:image xlink:href="Pictures/10000201000001B9000000862EF92640A33174CF.png" xlink:type="simple" xlink:show="embed" xlink:actuate="onLoad"/></draw:frame><draw:frame draw:style-name="Mfr3" draw:name="Image12" text:anchor-type="paragraph" svg:x="0cm" svg:y="27.15cm" svg:width="21.001cm" svg:height="0.66cm" draw:z-index="0"><draw:image xlink:href="Pictures/1000020100000676000000340169744666EA88AF.png" xlink:type="simple" xlink:show="embed" xlink:actuate="onLoad"/></draw:frame><text:variable-get text:name="ProjectFullName" style:data-style-name="N0">Double click to enter project full name</text:variable-get><text:span text:style-name="MT1"> </text:span><text:span text:style-name="MT2">//</text:span> <text:variable-get text:name="ClientFullName" style:data-style-name="N0">Double Click to enter client full name</text:variable-get></text:p>
        <text:p text:style-name="MP1"><draw:frame draw:style-name="Mfr2" draw:name="Image9" text:anchor-type="paragraph" svg:x="0cm" svg:width="5.6cm" svg:height="1.7cm" draw:z-index="0"><draw:image xlink:href="Pictures/10000201000001B9000000860161505C279F06CE.png" xlink:type="simple" xlink:show="embed" xlink:actuate="onLoad"/></draw:frame><draw:frame draw:style-name="Mfr3" draw:name="Image10" text:anchor-type="paragraph" svg:x="0cm" svg:y="27.15cm" svg:width="21.001cm" svg:height="0.66cm" draw:z-index="0"><draw:image xlink:href="Pictures/100002010000067600000034CCFDB30115FD73F1.png" xlink:type="simple" xlink:show="embed" xlink:actuate="onLoad"/></draw:frame><draw:frame draw:style-name="Mfr3" draw:name="graphics8" text:anchor-type="paragraph" svg:x="0cm" svg:y="27.15cm" svg:width="21.001cm" svg:height="0.66cm" draw:z-index="0"><draw:image xlink:href="Pictures/100002010000067600000034A820B95085D28A08.png" xlink:type="simple" xlink:show="embed" xlink:actuate="onLoad"/></draw:frame><draw:frame draw:style-name="Mfr2" draw:name="graphics1" text:anchor-type="paragraph" svg:x="0cm" svg:width="5.6cm" svg:height="1.7cm" draw:z-index="0"><draw:image xlink:href="Pictures/10000201000001B9000000865A0EDE830B6A699C.png" xlink:type="simple" xlink:show="embed" xlink:actuate="onLoad"/></draw:frame>Commercial in Confidence<text:span text:style-name="MT1"> </text:span><text:span text:style-name="MT2">//</text:span> 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cm" svg:width="5.6cm" svg:height="1.7cm" draw:z-index="0"><draw:image xlink:href="Pictures/10000201000001B900000086C279A08B281A68D5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11" text:date-value="2017-07-31T14:34:01.986026312">July 2017</text:date></text:p>
        <text:p text:style-name="Catalyst_20_-_20_Footer"><draw:frame draw:style-name="Mfr5" draw:name="graphics16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graphics18" text:anchor-type="paragraph" svg:x="-6.249cm" svg:width="5.6cm" svg:height="1.7cm" draw:z-index="0"><draw:image xlink:href="Pictures/10000201000001B9000000862E62A9DC48A70579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13.496cm" svg:y="1.849cm" svg:width="3.505cm" svg:height="0.702cm" draw:z-index="0"><draw:image xlink:href="Pictures/100002010000019E000000531C25EAA7C7FEB094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6.798cm" svg:height="5.002cm" draw:z-index="0"><draw:image xlink:href="Pictures/10000201000003230000024FC27C7099EE77A787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cm" svg:y="27.15cm" svg:width="21.001cm" svg:height="0.66cm" draw:z-index="0"><draw:image xlink:href="Pictures/1000020100000676000000346D0DCFD439790497.png" xlink:type="simple" xlink:show="embed" xlink:actuate="onLoad"/></draw:frame><draw:frame draw:style-name="Mfr2" draw:name="graphics6" text:anchor-type="paragraph" svg:x="0cm" svg:width="5.6cm" svg:height="1.7cm" draw:z-index="0"><draw:image xlink:href="Pictures/10000201000001B900000086BAFDC65694CDFA71.png" xlink:type="simple" xlink:show="embed" xlink:actuate="onLoad"/></draw:frame><text:variable-get text:name="ProjectFullName" style:data-style-name="N0"/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 style:data-style-name="N0"/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11" text:date-value="2017-07-31T14:34:01.997771244">July 2017</text:date></text:span></text:p>
        <text:p text:style-name="MP1"><draw:frame draw:style-name="Mfr9" draw:name="graphics10" text:anchor-type="paragraph" svg:x="0cm" svg:y="27.15cm" svg:width="21.001cm" svg:height="0.66cm" draw:z-index="0"><draw:image xlink:href="Pictures/100002010000067600000034ECFC6B0D9DFBEBDD.png" xlink:type="simple" xlink:show="embed" xlink:actuate="onLoad"/></draw:frame><draw:frame draw:style-name="Mfr2" draw:name="graphics11" text:anchor-type="paragraph" svg:x="0cm" svg:width="5.6cm" svg:height="1.7cm" draw:z-index="0"><draw:image xlink:href="Pictures/10000201000001B90000008682040EDA119CD0C6.png" xlink:type="simple" xlink:show="embed" xlink:actuate="onLoad"/></draw:frame><text:span text:style-name="MT1">Commercial in Confidence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graphics15" text:anchor-type="paragraph" svg:y="27.15cm" svg:width="21.001cm" svg:height="0.66cm" draw:z-index="0"><draw:image xlink:href="Pictures/100002010000067600000034C6F4ABBC5A3EA015.png" xlink:type="simple" xlink:show="embed" xlink:actuate="onLoad"/></draw:frame><draw:frame draw:style-name="Mfr12" draw:name="Image48" text:anchor-type="paragraph" svg:width="11.996cm" svg:height="1.998cm" draw:z-index="0"><draw:image xlink:href="Pictures/1000020100000589000000EC836E77784146079B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29.7cm" svg:height="3.75cm" draw:z-index="0"><draw:image xlink:href="Pictures/1000020100000DB4000001BBE8297F72BFDB5E94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21.001cm" svg:height="7.5cm" draw:z-index="0"><draw:image xlink:href="Pictures/10000201000009B0000003768231CDD10ED40801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21.001cm" svg:height="7.5cm" draw:z-index="0"><draw:image xlink:href="Pictures/10000201000009B0000003763EA899C2FFA385F3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21.001cm" svg:height="7.5cm" draw:z-index="0"><draw:image xlink:href="Pictures/10000201000009B000000376C3E35CA868546627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21.001cm" svg:height="7.5cm" draw:z-index="0"><draw:image xlink:href="Pictures/10000201000009B100000376E7305CE20EF668A4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29.7cm" svg:height="3.75cm" draw:z-index="0"><draw:image xlink:href="Pictures/1000020100000DB4000001BBFB362ADD8CF1D4F0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cm" svg:y="27.15cm" svg:width="21.001cm" svg:height="0.66cm" draw:z-index="0"><draw:image xlink:href="Pictures/100002010000067600000034CCFDB30115FD73F1.png" xlink:type="simple" xlink:show="embed" xlink:actuate="onLoad"/></draw:frame><draw:frame draw:style-name="Mfr2" draw:name="Image7" text:anchor-type="paragraph" svg:x="0cm" svg:width="5.6cm" svg:height="1.7cm" draw:z-index="0"><draw:image xlink:href="Pictures/10000201000001B9000000861DFEA53F364AF2C9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cm" svg:width="5.6cm" svg:height="1.7cm" draw:z-index="0"><draw:image xlink:href="Pictures/10000201000001B900000086101D034C68DFEDC3.png" xlink:type="simple" xlink:show="embed" xlink:actuate="onLoad"/></draw:frame><draw:frame draw:style-name="Mfr3" draw:name="Image14" text:anchor-type="paragraph" svg:x="0cm" svg:y="27.15cm" svg:width="21.001cm" svg:height="0.66cm" draw:z-index="0"><draw:image xlink:href="Pictures/100002010000067600000034AECCB06D52F635CB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cm" svg:y="27.15cm" svg:width="21.001cm" svg:height="0.66cm" draw:z-index="0"><draw:image xlink:href="Pictures/100002010000067600000034A820B95085D28A08.png" xlink:type="simple" xlink:show="embed" xlink:actuate="onLoad"/></draw:frame><draw:frame draw:style-name="Mfr4" draw:name="Image16" text:anchor-type="paragraph" svg:x="0cm" svg:width="5.6cm" svg:height="1.7cm" draw:z-index="0"><draw:image xlink:href="Pictures/10000201000001B9000000865A0EDE830B6A699C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11" text:date-value="2017-07-31T14:34:02.122881207">July 2017</text:date></text:span></text:p>
        <text:p text:style-name="MP1"><draw:frame draw:style-name="Mfr9" draw:name="Image17" text:anchor-type="paragraph" svg:x="0cm" svg:y="27.15cm" svg:width="21.001cm" svg:height="0.66cm" draw:z-index="0"><draw:image xlink:href="Pictures/1000020100000676000000341F3C9A554143CC32.png" xlink:type="simple" xlink:show="embed" xlink:actuate="onLoad"/></draw:frame><draw:frame draw:style-name="Mfr2" draw:name="Image18" text:anchor-type="paragraph" svg:x="0cm" svg:width="5.6cm" svg:height="1.7cm" draw:z-index="0"><draw:image xlink:href="Pictures/10000201000001B900000086380BB4549DA08ABD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cm" svg:y="27.15cm" svg:width="21.001cm" svg:height="0.66cm" draw:z-index="0"><draw:image xlink:href="Pictures/1000020100000676000000346D0DCFD439790497.png" xlink:type="simple" xlink:show="embed" xlink:actuate="onLoad"/></draw:frame><draw:frame draw:style-name="Mfr2" draw:name="Image20" text:anchor-type="paragraph" svg:x="0cm" svg:width="5.6cm" svg:height="1.7cm" draw:z-index="0"><draw:image xlink:href="Pictures/10000201000001B900000086B063F418DB733A45.png" xlink:type="simple" xlink:show="embed" xlink:actuate="onLoad"/></draw:frame><text:span text:style-name="Catalyst_20_-_20_Footer_20_light"><text:span text:style-name="MT14"><text:variable-get text:name="ProjectFullName" style:data-style-name="N0"/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 style:data-style-name="N0"/></text:span><text:span text:style-name="MT5"> </text:span><text:span text:style-name="MT9">//</text:span><text:span text:style-name="MT1"> </text:span><text:span text:style-name="MT1"><text:date style:data-style-name="N111" text:date-value="2017-07-31T14:34:02.128034192">July 2017</text:date></text:span></text:p>
        <text:p text:style-name="MP2"><draw:frame draw:style-name="Mfr9" draw:name="Image21" text:anchor-type="paragraph" svg:x="0cm" svg:y="27.15cm" svg:width="21.001cm" svg:height="0.66cm" draw:z-index="0"><draw:image xlink:href="Pictures/100002010000067600000034C70AFCBD7C051A87.png" xlink:type="simple" xlink:show="embed" xlink:actuate="onLoad"/></draw:frame><draw:frame draw:style-name="Mfr2" draw:name="Image22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24" text:anchor-type="paragraph" svg:y="27.15cm" svg:width="21.001cm" svg:height="0.66cm" draw:z-index="0"><draw:image xlink:href="Pictures/100002010000067600000034ACE4F507970D415A.png" xlink:type="simple" xlink:show="embed" xlink:actuate="onLoad"/></draw:frame><draw:frame draw:style-name="Mfr12" draw:name="Image25" text:anchor-type="paragraph" svg:width="11.996cm" svg:height="1.998cm" draw:z-index="0"><draw:image xlink:href="Pictures/1000020100000589000000ECEF65E3FAA0195EE3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6.798cm" svg:height="5.002cm" draw:z-index="0"><draw:image xlink:href="Pictures/10000201000003230000024F883F44CFFA58F733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6.798cm" svg:height="5.002cm" draw:z-index="0"><draw:image xlink:href="Pictures/10000201000003230000024FF7F204B875D81DDB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29.7cm" svg:height="3.75cm" draw:z-index="0"><draw:image xlink:href="Pictures/1000020100000DB4000001BB139D1380F7F72DA6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29.7cm" svg:height="3.75cm" draw:z-index="0"><draw:image xlink:href="Pictures/1000020100000DB4000001BB99D8C35FAB7C9008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29.7cm" svg:height="3.75cm" draw:z-index="0"><draw:image xlink:href="Pictures/1000020100000DB4000001BB002E819CF548B469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cm" svg:width="5.6cm" svg:height="1.7cm" draw:z-index="0"><draw:image xlink:href="Pictures/10000201000001B9000000861DFEA53F364AF2C9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31T14:34:02.215536860">July 2017</text:date></text:span></text:p>
        <text:p text:style-name="Catalyst_20_-_20_Footer"><draw:frame draw:style-name="Mfr6" draw:name="Image31" text:anchor-type="paragraph" svg:x="-6.249cm" svg:width="5.6cm" svg:height="1.7cm" draw:z-index="0"><draw:image xlink:href="Pictures/10000201000001B900000086101D034C68DFEDC3.png" xlink:type="simple" xlink:show="embed" xlink:actuate="onLoad"/></draw:frame><draw:frame draw:style-name="Mfr5" draw:name="Image32" text:anchor-type="paragraph" svg:x="0cm" svg:y="18.45cm" svg:width="29.7cm" svg:height="0.651cm" draw:z-index="0"><draw:image xlink:href="Pictures/1000020100000DB40000004D1C11E1C362830BE3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31T14:34:02.219885811">July 2017</text:date></text:span></text:p>
        <text:p text:style-name="MP4"><draw:frame draw:style-name="Mfr5" draw:name="Image35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Image36" text:anchor-type="paragraph" svg:x="-6.249cm" svg:width="5.6cm" svg:height="1.7cm" draw:z-index="0"><draw:image xlink:href="Pictures/10000201000001B9000000862818769D2CC3CAEE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41" text:anchor-type="paragraph" svg:y="27.15cm" svg:width="21.001cm" svg:height="0.66cm" draw:z-index="0"><draw:image xlink:href="Pictures/100002010000067600000034CCFDB30115FD73F1.png" xlink:type="simple" xlink:show="embed" xlink:actuate="onLoad"/></draw:frame><draw:frame draw:style-name="Mfr12" draw:name="Image63" text:anchor-type="paragraph" svg:width="11.996cm" svg:height="1.998cm" draw:z-index="0"><draw:image xlink:href="Pictures/1000020100000589000000EC14A58291587D8CA1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38" text:anchor-type="paragraph" svg:y="27.15cm" svg:width="21.001cm" svg:height="0.66cm" draw:z-index="0"><draw:image xlink:href="Pictures/10000201000006760000003431EBBB40F2156AA4.png" xlink:type="simple" xlink:show="embed" xlink:actuate="onLoad"/></draw:frame><draw:frame draw:style-name="Mfr12" draw:name="Image49" text:anchor-type="paragraph" svg:width="11.996cm" svg:height="1.998cm" draw:z-index="0"><draw:image xlink:href="Pictures/1000020100000589000000ECC816F4F2DBFED240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cm" svg:width="4.8cm" svg:height="0.87cm" draw:z-index="0"><draw:image xlink:href="Pictures/100002010000012C0000003725333CF04D4A0F1C.png" xlink:type="simple" xlink:show="embed" xlink:actuate="onLoad"/></draw:frame></text:p>
        <text:p text:style-name="Header"/>
        <text:p text:style-name="MP5">15-17 Middle Street, Brighton</text:p>
        <text:p text:style-name="MP5">BN1 1AL, United Kingdom</text:p>
        <text:p text:style-name="MP5">+44 1273 929 450</text:p>
      </style:header>
      <style:footer>
        <text:p text:style-name="Footer"><draw:frame draw:style-name="Mfr13" draw:name="Image43" text:anchor-type="paragraph" svg:width="11.996cm" svg:height="1.998cm" draw:z-index="1"><draw:image xlink:href="Pictures/1000020100000589000000ECB5B99A5AB309EF3E.png" xlink:type="simple" xlink:show="embed" xlink:actuate="onLoad"/></draw:frame><draw:frame draw:style-name="Mfr11" draw:name="Image44" text:anchor-type="paragraph" svg:y="27.15cm" svg:width="21.001cm" svg:height="0.66cm" draw:z-index="2"><draw:image xlink:href="Pictures/100002010000067600000034A0A92B5CF6407753.png" xlink:type="simple" xlink:show="embed" xlink:actuate="onLoad"/></draw:frame><draw:frame draw:style-name="Mfr2" draw:name="Image40" text:anchor-type="paragraph" svg:x="0cm" svg:width="5.6cm" svg:height="1.7cm" draw:z-index="3"><draw:image xlink:href="Pictures/10000201000001B900000086CDE5C15C81112EBE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6.807cm" svg:height="5.002cm" draw:z-index="0"><draw:image xlink:href="Pictures/10000201000003240000024F0C5F40B2860DA8EF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6.798cm" svg:height="5.002cm" draw:z-index="0"><draw:image xlink:href="Pictures/10000201000003230000024FF6EC4429502DDF76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6"><draw:frame draw:style-name="Mfr9" draw:name="Image51" text:anchor-type="paragraph" svg:x="0cm" svg:y="27.15cm" svg:width="21.001cm" svg:height="0.66cm" draw:z-index="0"><draw:image xlink:href="Pictures/10000201000006760000003434DB0A22C7144627.png" xlink:type="simple" xlink:show="embed" xlink:actuate="onLoad"/></draw:frame><draw:frame draw:style-name="Mfr2" draw:name="Image52" text:anchor-type="paragraph" svg:x="0cm" svg:width="5.6cm" svg:height="1.7cm" draw:z-index="0"><draw:image xlink:href="Pictures/10000201000001B900000086EC24F8DE1FA8BF0B.png" xlink:type="simple" xlink:show="embed" xlink:actuate="onLoad"/></draw:frame><text:span text:style-name="MT5"> </text:span><text:span text:style-name="MT5"><text:date style:data-style-name="N111" text:date-value="2017-07-31T14:34:02.249069293">July 2017</text:date></text:span></text:p>
        <text:p text:style-name="MP6"><draw:frame draw:style-name="Mfr9" draw:name="Image53" text:anchor-type="paragraph" svg:x="0cm" svg:y="27.15cm" svg:width="21.001cm" svg:height="0.66cm" draw:z-index="0"><draw:image xlink:href="Pictures/10000201000006760000003460D12AE361535504.png" xlink:type="simple" xlink:show="embed" xlink:actuate="onLoad"/></draw:frame><draw:frame draw:style-name="Mfr2" draw:name="Image54" text:anchor-type="paragraph" svg:x="0cm" svg:width="5.6cm" svg:height="1.7cm" draw:z-index="0"><draw:image xlink:href="Pictures/10000201000001B9000000863AA0D4F662AD9725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7"><draw:frame draw:style-name="Mfr9" draw:name="Image55" text:anchor-type="paragraph" svg:x="0cm" svg:y="27.15cm" svg:width="21.001cm" svg:height="0.66cm" draw:z-index="0"><draw:image xlink:href="Pictures/100002010000067600000034BA0BF1125232C222.png" xlink:type="simple" xlink:show="embed" xlink:actuate="onLoad"/></draw:frame><draw:frame draw:style-name="Mfr2" draw:name="Image56" text:anchor-type="paragraph" svg:x="0cm" svg:width="5.6cm" svg:height="1.7cm" draw:z-index="0"><draw:image xlink:href="Pictures/10000201000001B90000008675DEBA02F120E13C.png" xlink:type="simple" xlink:show="embed" xlink:actuate="onLoad"/></draw:frame><text:span text:style-name="MT5"> </text:span><text:span text:style-name="MT5"><text:date style:data-style-name="N111" text:date-value="2017-07-31T14:34:02.253987165">July 2017</text:date></text:span></text:p>
        <text:p text:style-name="MP7"><draw:frame draw:style-name="Mfr9" draw:name="Image57" text:anchor-type="paragraph" svg:x="0cm" svg:y="27.15cm" svg:width="21.001cm" svg:height="0.66cm" draw:z-index="0"><draw:image xlink:href="Pictures/100002010000067600000034713FF1BCBFD4AA81.png" xlink:type="simple" xlink:show="embed" xlink:actuate="onLoad"/></draw:frame><draw:frame draw:style-name="Mfr2" draw:name="Image58" text:anchor-type="paragraph" svg:x="0cm" svg:width="5.6cm" svg:height="1.7cm" draw:z-index="0"><draw:image xlink:href="Pictures/10000201000001B900000086F520F618E248DE75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8"><draw:frame draw:style-name="Mfr9" draw:name="Image59" text:anchor-type="paragraph" svg:x="0cm" svg:y="27.15cm" svg:width="21.001cm" svg:height="0.66cm" draw:z-index="0"><draw:image xlink:href="Pictures/100002010000067600000034E25E17DB3CDB841D.png" xlink:type="simple" xlink:show="embed" xlink:actuate="onLoad"/></draw:frame><draw:frame draw:style-name="Mfr2" draw:name="Image60" text:anchor-type="paragraph" svg:x="0cm" svg:width="5.6cm" svg:height="1.7cm" draw:z-index="0"><draw:image xlink:href="Pictures/10000201000001B900000086196F864189EA0828.png" xlink:type="simple" xlink:show="embed" xlink:actuate="onLoad"/></draw:frame><text:span text:style-name="MT5"> </text:span><text:span text:style-name="MT5"><text:date style:data-style-name="N111" text:date-value="2017-07-31T14:34:02.258841544">July 2017</text:date></text:span></text:p>
        <text:p text:style-name="MP8"><draw:frame draw:style-name="Mfr9" draw:name="Image61" text:anchor-type="paragraph" svg:x="0cm" svg:y="27.15cm" svg:width="21.001cm" svg:height="0.66cm" draw:z-index="0"><draw:image xlink:href="Pictures/10000201000006760000003445D55BF63CA0091D.png" xlink:type="simple" xlink:show="embed" xlink:actuate="onLoad"/></draw:frame><draw:frame draw:style-name="Mfr2" draw:name="Image62" text:anchor-type="paragraph" svg:x="0cm" svg:width="5.6cm" svg:height="1.7cm" draw:z-index="0"><draw:image xlink:href="Pictures/10000201000001B9000000863A2F074B7341EA52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1:41:10.648974263</meta:creation-date>
    <meta:editing-duration>PT1H30M20S</meta:editing-duration>
    <meta:editing-cycles>11</meta:editing-cycles>
    <meta:generator>LibreOffice/5.1.6.2$Linux_X86_64 LibreOffice_project/10m0$Build-2</meta:generator>
    <dc:date>2017-07-31T14:34:01.724408644</dc:date>
    <meta:document-statistic meta:table-count="0" meta:image-count="75" meta:object-count="0" meta:page-count="1" meta:paragraph-count="30" meta:word-count="233" meta:character-count="1438" meta:non-whitespace-character-count="1226"/>
  </office:meta>
</office:document-meta>
</file>